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none" fo:country="none" fo:font-weight="bold" officeooo:rsid="001eac3c" officeooo:paragraph-rsid="001eac3c" style:font-weight-asian="bold" style:font-weight-complex="bold"/>
    </style:style>
    <style:style style:name="P2" style:family="paragraph" style:parent-style-name="Standard">
      <style:text-properties fo:language="none" fo:country="none" fo:font-weight="normal" officeooo:rsid="001eac3c" officeooo:paragraph-rsid="001eac3c" style:font-weight-asian="normal" style:font-weight-complex="normal"/>
    </style:style>
    <style:style style:name="P3" style:family="paragraph" style:parent-style-name="Standard">
      <style:text-properties fo:language="none" fo:country="none" fo:font-weight="normal" officeooo:rsid="001f03e2" officeooo:paragraph-rsid="001f03e2" style:font-weight-asian="normal" style:font-weight-complex="normal"/>
    </style:style>
    <style:style style:name="P4" style:family="paragraph" style:parent-style-name="Standard">
      <style:text-properties fo:language="none" fo:country="none" fo:font-weight="normal" officeooo:rsid="001f0f22" officeooo:paragraph-rsid="001f0f22" style:font-weight-asian="normal" style:font-weight-complex="normal"/>
    </style:style>
    <style:style style:name="P5" style:family="paragraph" style:parent-style-name="Standard">
      <style:text-properties fo:language="none" fo:country="none" fo:font-weight="normal" officeooo:rsid="0020bea1" officeooo:paragraph-rsid="0020bea1" style:font-weight-asian="normal" style:font-weight-complex="normal"/>
    </style:style>
    <style:style style:name="P6" style:family="paragraph" style:parent-style-name="Standard">
      <style:text-properties fo:language="none" fo:country="none" fo:font-style="italic" fo:font-weight="normal" officeooo:rsid="001eac3c" officeooo:paragraph-rsid="001eac3c" style:font-style-asian="italic" style:font-weight-asian="normal" style:font-style-complex="italic" style:font-weight-complex="normal"/>
    </style:style>
    <style:style style:name="P7" style:family="paragraph" style:parent-style-name="Standard">
      <style:text-properties fo:language="none" fo:country="none" fo:font-weight="normal" officeooo:rsid="001f03e2" officeooo:paragraph-rsid="002233e1" style:font-weight-asian="normal" style:font-weight-complex="normal"/>
    </style:style>
    <style:style style:name="P8" style:family="paragraph" style:parent-style-name="Standard">
      <style:text-properties fo:language="none" fo:country="none" fo:font-weight="normal" officeooo:rsid="001f03e2" officeooo:paragraph-rsid="002263c3" style:font-weight-asian="normal" style:font-weight-complex="normal"/>
    </style:style>
    <style:style style:name="P9" style:family="paragraph" style:parent-style-name="Standard">
      <style:text-properties fo:language="none" fo:country="none" fo:font-weight="normal" officeooo:rsid="001f0f22" officeooo:paragraph-rsid="002233e1" style:font-weight-asian="normal" style:font-weight-complex="normal"/>
    </style:style>
    <style:style style:name="P10" style:family="paragraph" style:parent-style-name="Standard">
      <style:text-properties fo:language="none" fo:country="none" fo:font-weight="normal" officeooo:rsid="0020bea1" officeooo:paragraph-rsid="002233e1" style:font-weight-asian="normal" style:font-weight-complex="normal"/>
    </style:style>
    <style:style style:name="P11" style:family="paragraph" style:parent-style-name="Standard">
      <style:text-properties fo:language="none" fo:country="none" fo:font-weight="normal" officeooo:rsid="0020bea1" officeooo:paragraph-rsid="0020bea1" style:font-weight-asian="normal" style:font-weight-complex="normal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2233e1"/>
    </style:style>
    <style:style style:name="T3" style:family="text">
      <style:text-properties fo:language="ru" fo:country="RU" officeooo:rsid="002263c3"/>
    </style:style>
    <style:style style:name="T4" style:family="text">
      <style:text-properties officeooo:rsid="002233e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Яндекс.Лицей</text:p>
      <text:p text:style-name="P1">Проект по PyGame</text:p>
      <text:p text:style-name="P1"/>
      <text:p text:style-name="P2">Баранов Иван, Козинский Данил</text:p>
      <text:p text:style-name="P2"/>
      <text:p text:style-name="P6">„Living In Math World“</text:p>
      <text:p text:style-name="P2"/>
      <text:p text:style-name="P2">Проект представляет из себя игру пошаговую стратегию на клетчатом поле. Задача - прожить как можно дольше. <text:span text:style-name="T2">Чтобы выбрать какой-либо объект, необходимо нажать на него ЛКМ. Далее, вы зависимости от объекта, будут доступны различные действия. Например, после нажатия на клетку с строителем, всплывёт рамка, в которой будет находиться изображение молотка. Нажав на него ПКМ, откроется окно с выбором зданий для строительства. Также, </text:span><text:span text:style-name="T3">можно нажать</text:span><text:span text:style-name="T2"> на клетку ПКМ на расстоянии от строителя в одну клетку. После этого строитель переместится на эту клетку.</text:span> Каждые 10 ходов отнимаются «жизни» по функции, рост которой постоянно ускоряется. Восстановить жизни можно обменяв<text:span text:style-name="T1"> </text:span>бриллианты <text:span text:style-name="T3">на них</text:span>.</text:p>
      <text:p text:style-name="P2"/>
      <text:p text:style-name="P3">Классы:</text:p>
      <text:p text:style-name="P3">Tile - родительский класс каждой клетки<text:span text:style-name="T4">(</text:span><text:span text:style-name="T2">Выполнил Баранов Иван)</text:span></text:p>
      <text:p text:style-name="P3">Field - поле без ресурса<text:span text:style-name="T4">(</text:span><text:span text:style-name="T2">Выполнил Баранов Иван)</text:span></text:p>
      <text:p text:style-name="P7">Resource - класс ресурса<text:span text:style-name="T4">(</text:span><text:span text:style-name="T2">Выполнил Баранов Иван)</text:span></text:p>
      <text:p text:style-name="P3">Building - родительский класс здания<text:span text:style-name="T4">(</text:span><text:span text:style-name="T2">Выполнил Козинский Данил)</text:span></text:p>
      <text:p text:style-name="P7">Pyramid - здание для получения бриллиантов<text:span text:style-name="T4">(</text:span><text:span text:style-name="T2">Выполнил Козинский Данил)</text:span></text:p>
      <text:p text:style-name="P7">Castle -здание замок для защиты<text:span text:style-name="T4">(</text:span><text:span text:style-name="T2">Выполнил Козинский Данил)</text:span></text:p>
      <text:p text:style-name="P8">Player - класс игрока<text:span text:style-name="T4">(</text:span><text:span text:style-name="T2">Выполнили Баранов Иван, Козинский Данил)</text:span></text:p>
      <text:p text:style-name="P9">Board - класс поля<text:span text:style-name="T4">(</text:span><text:span text:style-name="T2">Выполнили Баранов Иван, Козинский Данил)</text:span></text:p>
      <text:p text:style-name="P9">Build_menu - виджет для выбора строения<text:span text:style-name="T4">(</text:span><text:span text:style-name="T2">Выполнил Козинский Данил)</text:span></text:p>
      <text:p text:style-name="P9">MyWidget_primer - виджет для решения примера<text:span text:style-name="T4">(</text:span><text:span text:style-name="T2">Выполнил Баранов Иван)</text:span></text:p>
      <text:p text:style-name="P9">Start_menu - виджет стартового меню<text:span text:style-name="T4">(</text:span><text:span text:style-name="T2">Выполнили Баранов Иван, Козинский Данил)</text:span></text:p>
      <text:p text:style-name="P9">Frame -класс для рамки информации<text:span text:style-name="T4">(</text:span><text:span text:style-name="T2">Выполнили Баранов Иван, Козинский Данил)</text:span></text:p>
      <text:p text:style-name="P9">Button - класс кнопки следующего хода<text:span text:style-name="T4">(</text:span><text:span text:style-name="T2">Выполнил Баранов Иван)</text:span></text:p>
      <text:p text:style-name="P9">Changer -кнопка обменника бриллиантов<text:span text:style-name="T4">(</text:span><text:span text:style-name="T2">Выполнил Баранов Иван)</text:span></text:p>
      <text:p text:style-name="P9">Turn_Checker - класс для отображения ходи и жизней<text:span text:style-name="T4">(</text:span><text:span text:style-name="T2">Выполнил Баранов Иван)</text:span></text:p>
      <text:p text:style-name="P9">Human - родительский класс юнитов<text:span text:style-name="T4">(</text:span><text:span text:style-name="T2">Выполнили Баранов Иван, Козинский Данил)</text:span></text:p>
      <text:p text:style-name="P9">Builder - строитель<text:span text:style-name="T4">(</text:span><text:span text:style-name="T2">Выполнили Баранов Иван, Козинский Данил)</text:span></text:p>
      <text:p text:style-name="P9">Scout — разведчик<text:span text:style-name="T4">(</text:span><text:span text:style-name="T2">Выполнил Баранов Иван)</text:span></text:p>
      <text:p text:style-name="P9">Lose_window — окно проигрыша<text:span text:style-name="T4">(</text:span><text:span text:style-name="T2">Выполнили Баранов Иван, Козинский Данил)</text:span></text:p>
      <text:p text:style-name="P4"/>
      <text:p text:style-name="P5">Функции:</text:p>
      <text:p text:style-name="P10">fon_paint - нарисовать фон<text:span text:style-name="T4">(</text:span><text:span text:style-name="T2">Выполнил Баранов Иван)</text:span></text:p>
      <text:p text:style-name="P5">terminate - выход</text:p>
      <text:p text:style-name="P5">load_image - загрузка изображения</text:p>
      <text:p text:style-name="P5">start_screen - стартовый экран</text:p>
      <text:p text:style-name="P10">resources_screen - отрисовка экрана с ресурсами<text:span text:style-name="T4">(</text:span><text:span text:style-name="T2">Выполнил Козинский Данил)</text:span></text:p>
      <text:p text:style-name="P10">name_to_text - текст переводится в картинку<text:span text:style-name="T4">(</text:span><text:span text:style-name="T2">Выполнил Козинский Данил)</text:span></text:p>
      <text:p text:style-name="P10">lose, lose_window - окна проигрыша<text:span text:style-name="T4">(</text:span><text:span text:style-name="T2">Выполнили Баранов Иван, Козинский Данил)</text:span></text:p>
      <text:p text:style-name="P4"/>
      <text:p text:style-name="P4">База данных:</text:p>
      <text:p text:style-name="P4">equations - примеры </text:p>
      <text:p text:style-name="P4"/>
      <text:p text:style-name="P4">Библиотеки:</text:p>
      <text:p text:style-name="P4">pygame</text:p>
      <text:p text:style-name="P4">sys</text:p>
      <text:p text:style-name="P4"><text:soft-page-break/>uic</text:p>
      <text:p text:style-name="P4">Qwidgets</text:p>
      <text:p text:style-name="P4">os</text:p>
      <text:p text:style-name="P4">random</text:p>
      <text:p text:style-name="P4">sqlite3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Tahoma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Tahoma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1-14T13:09:15.957473395</meta:creation-date>
    <dc:date>2021-01-16T23:17:28.321000000</dc:date>
    <meta:editing-duration>PT7M55S</meta:editing-duration>
    <meta:editing-cycles>3</meta:editing-cycles>
    <meta:generator>LibreOffice/7.0.4.2$Windows_X86_64 LibreOffice_project/dcf040e67528d9187c66b2379df5ea4407429775</meta:generator>
    <meta:document-statistic meta:table-count="0" meta:image-count="0" meta:object-count="0" meta:page-count="2" meta:paragraph-count="43" meta:word-count="311" meta:character-count="2381" meta:non-whitespace-character-count="2110"/>
  </office:meta>
</office:document-meta>
</file>